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fo="urn:oasis:names:tc:opendocument:xmlns:xsl-fo-compatible:1.0" xmlns:dom="http://www.w3.org/2001/xml-events" xmlns:xlink="http://www.w3.org/1999/xlink" xmlns:xforms="http://www.w3.org/2002/xforms" xmlns:dc="http://purl.org/dc/elements/1.1/" xmlns:number="urn:oasis:names:tc:opendocument:xmlns:datastyle:1.0" xmlns:presentation="urn:oasis:names:tc:opendocument:xmlns:presentation:1.0" xmlns:xsi="http://www.w3.org/2001/XMLSchema-instance" xmlns:svg="urn:oasis:names:tc:opendocument:xmlns:svg-compatible:1.0" xmlns:office="urn:oasis:names:tc:opendocument:xmlns:office:1.0" xmlns:chart="urn:oasis:names:tc:opendocument:xmlns:chart:1.0" xmlns:style="urn:oasis:names:tc:opendocument:xmlns:style:1.0" xmlns:dr3d="urn:oasis:names:tc:opendocument:xmlns:dr3d:1.0" xmlns:anim="urn:oasis:names:tc:opendocument:xmlns:animation:1.0" xmlns:text="urn:oasis:names:tc:opendocument:xmlns:text:1.0" xmlns:math="http://www.w3.org/1998/Math/MathML" xmlns:smil="urn:oasis:names:tc:opendocument:xmlns:smil-compatible:1.0" xmlns:table="urn:oasis:names:tc:opendocument:xmlns:table:1.0" xmlns:form="urn:oasis:names:tc:opendocument:xmlns:form:1.0" xmlns:xsd="http://www.w3.org/2001/XMLSchema" xmlns:prodtools="http://www.ibm.com/xmlns/prodtools" xmlns:draw="urn:oasis:names:tc:opendocument:xmlns:drawing:1.0" xmlns:script="urn:oasis:names:tc:opendocument:xmlns:script:1.0" office:version="1.1">
  <office:scripts/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ation</text:p>
      <text:p text:style-name="PB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_TOC">Table of
          Contents</text:index-title-template>
          <text:table-of-content-entry-template text:outline-level="1" text:style-name="Contents_20_1_a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_a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_a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_a">
            <text:index-entry-link-start/>
            <text:index-entry-chapter/>
            <text:index-entry-span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Appendix_20_Heading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
                  <text:a xlink:type="simple" text:style-name="underline_none" xlink:href="#unique_1">Documentation<text:tab/>
                     <text:bookmark-ref text:reference-format="page" text:ref-name="unique_1"/>
                  </text:a>
               </text:p>
          <text:p text:style-name="P2">
                  <text:a xlink:type="simple" text:style-name="underline_none" xlink:href="#unique_2">Installation d'Eclipse<text:tab/>
                     <text:bookmark-ref text:reference-format="page" text:ref-name="unique_2"/>
                  </text:a>
               </text:p>
          <text:p text:style-name="P2">
                  <text:a xlink:type="simple" text:style-name="underline_none" xlink:href="#unique_3">Lancer Eclipse<text:tab/>
                     <text:bookmark-ref text:reference-format="page" text:ref-name="unique_3"/>
                  </text:a>
               </text:p>
          <text:p text:style-name="P1">
                  <text:a xlink:type="simple" text:style-name="underline_none" xlink:href="#unique_4">Publication<text:tab/>
                     <text:bookmark-ref text:reference-format="page" text:ref-name="unique_4"/>
                  </text:a>
               </text:p>
          <text:p text:style-name="P2">
                  <text:a xlink:type="simple" text:style-name="underline_none" xlink:href="#unique_5">PDF<text:tab/>
                     <text:bookmark-ref text:reference-format="page" text:ref-name="unique_5"/>
                  </text:a>
               </text:p>
        </text:index-body>
      </text:table-of-content>
      <text:p text:style-name="PB"/>
      <text:h text:outline-level="1" text:style-name="Heading_20_1">
            <text:bookmark-start text:name="unique_1"/>
            <text:span>Documentation</text:span>
            <text:bookmark-end text:name="unique_1"/>
         </text:h>
      <text:p text:style-name="indent_paragraph_style">
            <text:span>
               <text:span>Le but de cette première Doc vas être de vous expliquer comment installer Eclipse sur votre machine puis de crée de la documentation a partir de là.</text:span>
            </text:span>
         </text:p>
      <text:p text:style-name="indent_paragraph_style">
            <text:span/></text:p>
      <text:list text:style-name="ordered_list_style">
        <text:list-item>
          <text:span>
            <text:span> Installer Eclipse </text:span>
          </text:span>
        </text:list-item>
        <text:list-item>
          <text:span>
            <text:span>Lancer Eclipse</text:span>
          </text:span>
        </text:list-item>
        <text:list-item>
          <text:span>
            <text:span>Créer une documentation</text:span>
          </text:span>
        </text:list-item>
        <text:list-item>
          <text:span>
            <text:span>La sortir au format voulu</text:span>
          </text:span>
        </text:list-item>
      </text:list>
      <text:p><text:span/>
         </text:p>
      <text:h text:outline-level="2" text:style-name="Heading_20_2">
            <text:bookmark-start text:name="unique_2"/>
            <text:span>Installation d'Eclipse</text:span>
            <text:bookmark-end text:name="unique_2"/>
         </text:h>
      <text:p>
            <text:span>
               <text:line-break/>
               <text:span>
                  <text:span>
                     <text:span>Un ordinateur sous windows, une connection internet.</text:span>
                  </text:span>
               </text:span>
            </text:span>
         </text:p>
      <text:p text:style-name="indent_paragraph_style">
            <text:span>
               <text:line-break/>
               <text:span>
                  <text:span>
                     <text:span>Notre but ici vas être d'instaler Eclipse sur votre machine.</text:span>
                  </text:span>
               </text:span>
            </text:span>
         </text:p>
      <text:list text:style-name="ordered_list_style">
        <text:list-item>
          <text:p text:style-name="indent_paragraph_style">
                  <text:span>
                     <text:span>Verifier que JAVA est bien installer sur votre machine sinon suivre le premier lien.</text:span>
                     <text:span>
                        <draw:frame text:anchor-type="as-char" svg:y="-0.1in" svg:width="0.5208333333333334in" svg:height="0.5208333333333334in">
                           <draw:image>
                              <office:binary-data></office:binary-data>
                           </draw:image>
                        </draw:frame>
                     </text:span>
                  </text:span>
               </text:p>
        </text:list-item>
        <text:list-item>
          <text:p text:style-name="indent_paragraph_style">
                  <text:span>
                     <text:span>Telecharger Eclipse et déziper le. (2éme lien)</text:span>
                     <text:span>
                        <draw:frame text:anchor-type="as-char" svg:y="-0.1in" svg:width="0.3333333333333333in" svg:height="0.3333333333333333in">
                           <draw:image>
                              <office:binary-data></office:binary-data>
                           </draw:image>
                        </draw:frame>
                     </text:span>
                  </text:span>
               </text:p>
        </text:list-item>
        <text:list-item>
          <text:p text:style-name="indent_paragraph_style">
                  <text:span>
                     <text:span>Télécharger le fichier de traduction Babel (3éme lien)</text:span>
                  </text:span>
               </text:p>
        </text:list-item>
        <text:list-item>
          <text:p text:style-name="indent_paragraph_style">
                  <text:span>
                     <text:span>Déziper le fichier Babel et mettre les fichier extrait dans les bon dossier d'Eclipse</text:span>
                  </text:span>
               </text:p>
        </text:list-item>
        <text:list-item>
          <text:p text:style-name="indent_paragraph_style">
                  <text:span>
                     <text:span>Télécharger DITA-OP (4émé lien Seulement l'étatpe "Downloading the plugins zip file")</text:span>
                  </text:span>
               </text:p>
        </text:list-item>
        <text:list-item>
          <text:p text:style-name="indent_paragraph_style">
                  <text:span>
                     <text:span>Faire comme l'étape 4</text:span>
                  </text:span>
               </text:p>
        </text:list-item>
      </text:list>
      <text:p>
            <text:span>
               <text:line-break/>
               <text:span>
                  <text:span>
                     <text:span>Normalement Eclipse est installer sur votre machine et prét a fonctionner.</text:span>
                  </text:span>
               </text:span>
            </text:span>
         </text:p>
      <text:h text:outline-level="2" text:style-name="Heading_20_2">
            <text:bookmark-start text:name="unique_3"/>
            <text:span>Lancer Eclipse</text:span>
            <text:bookmark-end text:name="unique_3"/>
         </text:h>
      <text:list text:style-name="ordered_list_style">
        <text:list-item>
          <text:p text:style-name="indent_paragraph_style">
                  <text:span>
                     <text:span> Faite un double clic sur l'icone d'éclipse sur votre bureau et attendre qu'Eclipse se lance </text:span>
                  </text:span>
               </text:p>
        </text:list-item>
        <text:list-item>
          <text:p text:style-name="indent_paragraph_style">
                  <text:span>
                     <text:span> Cliquez sur Fichier/Nouveau/Projet </text:span>
                  </text:span>
               </text:p>
        </text:list-item>
        <text:list-item>
          <text:p text:style-name="indent_paragraph_style">
                  <text:span>
                     <text:span> remplissez les champs requis </text:span>
                  </text:span>
               </text:p>
        </text:list-item>
        <text:list-item>
          <text:p text:style-name="indent_paragraph_style">
                  <text:span>
                     <text:span> hv....</text:span>
                  </text:span>
               </text:p>
        </text:list-item>
      </text:list>
      <text:h text:outline-level="1" text:style-name="Heading_20_1">
            <text:bookmark-start text:name="unique_4"/>
            <text:span>Publication</text:span>
            <text:bookmark-end text:name="unique_4"/>
         </text:h>
      <text:p text:style-name="Default_20_Text">
            <text:span>Je vais vous expliqué comment publier la doc a partir de DITA-OT</text:span>
         </text:p>
      <text:p text:style-name="indent_paragraph_style">
            <text:span>
               <text:span> Le but de cette seconde doc vas être de vous expliquer comment publier vos document à partir des .dita et des .ditamap</text:span>
            </text:span>
         </text:p>
      <text:h text:outline-level="2" text:style-name="Heading_20_2">
            <text:bookmark-start text:name="unique_5"/>
            <text:span>PDF</text:span>
            <text:bookmark-end text:name="unique_5"/>
         </text:h>
      <text:p>
            <text:span>
               <text:span>Des fichier .dita et un fichier .ditamap</text:span>
            </text:span>
         </text:p>
      <text:p text:style-name="indent_paragraph_style">
            <text:span>
               <text:line-break/>
               <text:span>
                  <text:span>
                     <text:span>Notre but ici vas être de créer un PDF à partir des differents document que vous aurez réalisé.</text:span>
                  </text:span>
               </text:span>
            </text:span>
         </text:p>
      <text:list text:style-name="ordered_list_style">
        <text:list-item>
          <text:p text:style-name="indent_paragraph_style">
                  <text:span>
                     <text:span> Aller dans le dossier DITA-OT1.5.4 </text:span>
                  </text:span>
               </text:p>
        </text:list-item>
        <text:list-item>
          <text:p text:style-name="indent_paragraph_style">
                  <text:span>
                     <text:span> Double cliqué sur startcmd.bat</text:span>
                  </text:span>
               </text:p>
        </text:list-item>
        <text:list-item>
          <text:p text:style-name="indent_paragraph_style">
                  <text:span>
                     <text:span> Dans la console qui vient de se lancer taper ant all -f build_demo.xml </text:span>
                  </text:span>
               </text:p>
        </text:list-item>
        <text:list-item>
          <text:p text:style-name="indent_paragraph_style">
                  <text:span>
                     <text:span> appuié sur Entrée et attendre l'affichage du "BUILD SUCCESSFUL" </text:span>
                  </text:span>
               </text:p>
        </text:list-item>
        <text:list-item>
          <text:p text:style-name="indent_paragraph_style">
                  <text:span>
                     <text:span> Aller maintenant dans out/sample/pdf puis ouvrer le magnifique PDF que vous venez de fabriquer :) </text:span>
                  </text:span>
               </text:p>
        </text:list-item>
      </text:list>
    </office:text>
  </office:body>
</office:document-content>
</file>

<file path=styles.xml><?xml version="1.0" encoding="utf-8"?>
<office:document-styles xmlns:fo="urn:oasis:names:tc:opendocument:xmlns:xsl-fo-compatible:1.0" xmlns:dom="http://www.w3.org/2001/xml-events" xmlns:xlink="http://www.w3.org/1999/xlink" xmlns:xforms="http://www.w3.org/2002/xforms" xmlns:dc="http://purl.org/dc/elements/1.1/" xmlns:number="urn:oasis:names:tc:opendocument:xmlns:datastyle:1.0" xmlns:presentation="urn:oasis:names:tc:opendocument:xmlns:presentation:1.0" xmlns:xsi="http://www.w3.org/2001/XMLSchema-instance" xmlns:svg="urn:oasis:names:tc:opendocument:xmlns:svg-compatible:1.0" xmlns:office="urn:oasis:names:tc:opendocument:xmlns:office:1.0" xmlns:chart="urn:oasis:names:tc:opendocument:xmlns:chart:1.0" xmlns:style="urn:oasis:names:tc:opendocument:xmlns:style:1.0" xmlns:dr3d="urn:oasis:names:tc:opendocument:xmlns:dr3d:1.0" xmlns:anim="urn:oasis:names:tc:opendocument:xmlns:animation:1.0" xmlns:text="urn:oasis:names:tc:opendocument:xmlns:text:1.0" xmlns:math="http://www.w3.org/1998/Math/MathML" xmlns:smil="urn:oasis:names:tc:opendocument:xmlns:smil-compatible:1.0" xmlns:table="urn:oasis:names:tc:opendocument:xmlns:table:1.0" xmlns:form="urn:oasis:names:tc:opendocument:xmlns:form:1.0" xmlns:xsd="http://www.w3.org/2001/XMLSchema" xmlns:prodtools="http://www.ibm.com/xmlns/prodtools" xmlns:draw="urn:oasis:names:tc:opendocument:xmlns:drawing:1.0" xmlns:script="urn:oasis:names:tc:opendocument:xmlns:script:1.0" office:version="1.1">
  <office:font-face-decls>
    <style:font-face style:name="Courier" svg:font-family="Courier" style:font-family-generic="modern"/>
    <style:font-face style:name="Courier New" svg:font-family="'Courier New'" style:font-family-generic="modern" style:font-pitch="fixed"/>
    <style:font-face style:name="Tahoma1" svg:font-family="Tahoma"/>
    <style:font-face style:name="Arial2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Arial" fo:font-size="12pt" fo:language="en" fo:country="US" style:font-name-asian="Arial2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2" style:font-size-asian="12pt" style:language-asian="none" style:country-asian="none" style:font-name-complex="Tahoma" style:font-size-complex="12pt" style:language-complex="none" style:country-complex="none" fo:hyphenate="false"/>
    </style:default-style>
    <style:style style:name="PB" style:family="paragraph">
      <style:paragraph-properties fo:break-after="page"/>
    </style:style>
    <style:style style:name="indent_paragraph_style" style:display-name="indent_paragraph_style" style:family="paragraph" style:class="text" style:parent-style-name="Default_20_Text">
      <style:paragraph-properties fo:margin-left="0.25in" fo:margin-right="0in" fo:text-indent="0in" style:auto-text-indent="false"/>
    </style:style>
    <style:style style:name="indent_text_style" style:display-name="indent_text_style" style:family="text" style:class="text" style:parent-style-name="default_text_style">
      <style:text-properties fo:margin-left="0.25in" fo:margin-right="0in" fo:text-indent="0in" style:auto-text-indent="false"/>
    </style:style>
    <style:style style:name="Default_20_Text" style:family="paragraph">
      <style:text-properties fo:font-size="10.5pt" style:font-size-asian="10.5pt" style:font-size-complex="10.5pt"/>
    </style:style>
    <style:style style:name="default_text_style" style:family="text">
      <style:text-properties fo:font-size="10.5pt" style:font-size-asian="10.5pt" style:font-size-complex="10.5pt"/>
    </style:style>
    <style:style style:name="Code_Paragraph" style:family="paragraph" style:parent-style-name="indent_paragraph_style">
      <style:paragraph-properties fo:margin-left="0cm" fo:margin-right="0cm" fo:margin-top="0cm" fo:margin-bottom="0cm" fo:keep-together="always" fo:text-indent="0cm" style:auto-text-indent="false" fo:background-color="#d9d9d9" fo:padding-left="0cm" fo:padding-right="0cm" fo:padding-top="0.106cm" fo:padding-bottom="0.106cm" fo:border-left="none" fo:border-right="none" fo:border-top="0.002cm solid #000000" fo:border-bottom="0.002cm solid #000000">
        <style:background-image/>
      </style:paragraph-properties>
    </style:style>
    <style:style style:name="Code_Text" style:family="text" style:parent-style-name="indent_text_style">
      <style:text-properties fo:keep-together="always" style:auto-text-indent="false" fo:background-color="#d9d9d9" fo:padding-top="0.106cm" fo:padding-bottom="0.106cm">
        <style:background-image/>
      </style:text-properties>
    </style:style>
    <style:style style:name="Code_Style_Paragraph" style:family="paragraph" style:parent-style-name="Code_Paragraph">
      <style:paragraph-properties text:number-lines="true" text:line-number="0"/>
    </style:style>
    <style:style style:name="Common_Heading_Style" style:display-name="Text Body Single" style:family="paragraph" style:parent-style-name="Default_20_Text">
      <style:paragraph-properties fo:margin-top="0in" fo:margin-bottom="0.0835in"/>
    </style:style>
    <style:style style:name="Heading" style:family="paragraph" style:class="text">
      <style:paragraph-properties fo:margin-top="0.1665in" fo:margin-bottom="0.0835in" fo:keep-with-next="always"/>
      <style:text-properties style:font-name="Arial1" fo:font-size="14pt" style:font-name-asian="SimSun" style:font-size-asian="14pt" style:font-name-complex="Tahoma" style:font-size-complex="14pt"/>
    </style:style>
    <style:style style:name="required_cleanup_style" style:family="text" style:parent-style-name="indent_paragraph_style">
      <style:text-properties fo:color="#cc3333"/>
    </style:style>
    <style:style style:name="bold_paragraph" style:family="paragraph" style:parent-style-name="indent_paragraph_style">
      <style:text-properties fo:font-weight="bold" style:font-weight-asian="bold" style:font-weight-complex="bold"/>
    </style:style>
    <style:style style:name="bold" style:family="text">
      <style:text-properties fo:font-weight="bold" style:font-weight-asian="bold" style:font-weight-complex="bold"/>
    </style:style>
    <style:style style:name="sub1" style:family="text" style:parent-style-name="default_text_style">
      <style:text-properties style:text-position="-10% 58%"/>
    </style:style>
    <style:style style:name="sub2" style:family="text" style:parent-style-name="default_text_style">
      <style:text-properties style:text-position="-20% 58%"/>
    </style:style>
    <style:style style:name="sub3" style:family="text" style:parent-style-name="default_text_style">
      <style:text-properties style:text-position="-30% 58%"/>
    </style:style>
    <style:style style:name="sub4" style:family="text" style:parent-style-name="default_text_style">
      <style:text-properties style:text-position="-40% 58%"/>
    </style:style>
    <style:style style:name="sub5" style:family="text" style:parent-style-name="default_text_style">
      <style:text-properties style:text-position="-50% 58%"/>
    </style:style>
    <style:style style:name="sub6" style:family="text" style:parent-style-name="default_text_style">
      <style:text-properties style:text-position="-60% 58%"/>
    </style:style>
    <style:style style:name="sup1" style:family="text" style:parent-style-name="default_text_style">
      <style:text-properties style:text-position="40% 58%"/>
    </style:style>
    <style:style style:name="sup2" style:family="text" style:parent-style-name="default_text_style">
      <style:text-properties style:text-position="50% 58%"/>
    </style:style>
    <style:style style:name="sup3" style:family="text" style:parent-style-name="default_text_style">
      <style:text-properties style:text-position="60% 58%"/>
    </style:style>
    <style:style style:name="sup4" style:family="text" style:parent-style-name="default_text_style">
      <style:text-properties style:text-position="70% 58%"/>
    </style:style>
    <style:style style:name="sup5" style:family="text" style:parent-style-name="default_text_style">
      <style:text-properties style:text-position="80% 58%"/>
    </style:style>
    <style:style style:name="sup6" style:family="text" style:parent-style-name="default_text_style">
      <style:text-properties style:text-position="90% 58%"/>
    </style:style>
    <style:style style:name="underline" style:family="text" style:parent-style-name="default_text_style">
      <style:text-properties style:text-underline-style="solid" style:text-underline-type="single" style:text-underline-width="auto" style:text-underline-color="font-color"/>
    </style:style>
    <style:style style:name="double-underline" style:family="text" style:parent-style-name="default_text_style">
      <style:text-properties style:text-underline-style="solid" style:text-underline-type="double" style:text-underline-width="auto" style:text-underline-color="font-color"/>
    </style:style>
    <style:style style:name="overline" style:family="text" style:parent-style-name="default_text_style">
      <style:text-properties style:text-overline-style="solid" style:text-overline-width="auto" style:text-overline-color="font-color"/>
    </style:style>
    <style:style style:name="italic" style:family="text">
      <style:text-properties fo:font-style="italic" style:font-style-asian="italic" style:font-style-complex="italic"/>
    </style:style>
    <!--Alignment style-->
    <style:style style:name="left" style:family="paragraph">
      <style:paragraph-properties fo:text-align="left" style:justify-single-word="false"/>
    </style:style>
    <style:style style:name="right" style:family="paragraph">
      <style:paragraph-properties fo:text-align="right" style:justify-single-word="false"/>
    </style:style>
    <style:style style:name="center" style:family="paragraph">
      <style:paragraph-properties fo:text-align="center" style:justify-single-word="false"/>
    </style:style>
    <style:style style:name="justify" style:family="paragraph">
      <style:paragraph-properties fo:text-align="justify" style:justify-single-word="false"/>
    </style:style>
    <!--font style-->
    <style:style style:name="Courier_New" style:family="text">
      <style:text-properties style:font-name="Courier New"/>
    </style:style>
    <style:style style:name="Courier" style:family="text">
      <style:text-properties style:font-name="Courier"/>
    </style:style>
    <!--boolean style-->
    <style:style style:name="boolean_style" style:family="text" style:parent-style-name="default_text_style">
      <style:text-properties fo:color="#00ff00" style:font-name="Arial1" style:font-name-complex="Arial1"/>
    </style:style>
    <style:style style:name="state_style" style:family="text">
      <style:text-properties fo:color="#ff0000" style:font-name="Arial1" style:font-name-complex="Arial1"/>
    </style:style>
    <!--footnote style-->
    <style:style style:name="footnote" style:family="paragraph" style:parent-style-name="Default_20_Text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 style:font-name="Courier"/>
    </style:style>
    <style:style style:name="footnote_symbol" style:display-name="Footnote Symbol" style:family="text"/>
    <style:style style:name="footnote_anchor" style:display-name="Footnote anchor" style:family="text">
      <style:text-properties style:text-position="super 58%"/>
    </style:style>
    <!--Create styles for list-->
    <text:list-style style:name="list_style" style:display-name="list_style">
      <text:list-level-style-bullet text:level="1" text:style-name="list_style_1" style:num-suffix="." text:bullet-char="●">
        <style:list-level-properties text:min-label-width="0.2917in"/>
        <style:text-properties style:font-name="Wingdings"/>
      </text:list-level-style-bullet>
      <text:list-level-style-bullet text:level="2" text:style-name="list_style_2" style:num-suffix="." text:bullet-char="•">
        <style:list-level-properties text:space-before="0.2917in" text:min-label-width="0.2917in"/>
        <style:text-properties style:font-name="Wingdings"/>
      </text:list-level-style-bullet>
      <text:list-level-style-bullet text:level="3" text:style-name="list_style_3" style:num-suffix="." text:bullet-char="✔">
        <style:list-level-properties text:space-before="0.5835in" text:min-label-width="0.2917in"/>
        <style:text-properties style:font-name="Wingdings"/>
      </text:list-level-style-bullet>
      <text:list-level-style-bullet text:level="4" text:style-name="list_style_4" style:num-suffix="." text:bullet-char="✗">
        <style:list-level-properties text:space-before="0.8748in" text:min-label-width="0.2917in"/>
        <style:text-properties style:font-name="Wingdings"/>
      </text:list-level-style-bullet>
      <text:list-level-style-bullet text:level="5" text:style-name="list_style_5" style:num-suffix="." text:bullet-char="➔">
        <style:list-level-properties text:space-before="1.1665in" text:min-label-width="0.2917in"/>
        <style:text-properties style:font-name="Wingdings"/>
      </text:list-level-style-bullet>
      <text:list-level-style-bullet text:level="6" text:style-name="list_style_6" style:num-suffix="." text:bullet-char="➢">
        <style:list-level-properties text:space-before="1.4583in" text:min-label-width="0.2917in"/>
        <style:text-properties style:font-name="Wingdings"/>
      </text:list-level-style-bullet>
      <text:list-level-style-bullet text:level="7" text:style-name="list_style_7" style:num-suffix="." text:bullet-char="●">
        <style:list-level-properties text:space-before="1.75in" text:min-label-width="0.2917in"/>
        <style:text-properties style:font-name="Wingdings"/>
      </text:list-level-style-bullet>
      <text:list-level-style-bullet text:level="8" text:style-name="list_style_8" style:num-suffix="." text:bullet-char="•">
        <style:list-level-properties text:space-before="2.0417in" text:min-label-width="0.2917in"/>
        <style:text-properties style:font-name="Wingdings"/>
      </text:list-level-style-bullet>
      <text:list-level-style-bullet text:level="9" text:style-name="list_style_9" style:num-suffix="." text:bullet-char="✔">
        <style:list-level-properties text:space-before="2.3335in" text:min-label-width="0.2917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ist_style_without_bullet">
      <text:list-level-style-bullet text:level="1" text:style-name="list_style_1" style:num-suffix="." text:bullet-char=" ">
        <style:list-level-properties text:min-label-width="0.2917in"/>
        <style:text-properties style:font-name="Wingdings"/>
      </text:list-level-style-bullet>
      <text:list-level-style-bullet text:level="2" text:style-name="list_style_2" style:num-suffix="." text:bullet-char=" ">
        <style:list-level-properties text:space-before="0.2917in" text:min-label-width="0.2917in"/>
        <style:text-properties style:font-name="Wingdings"/>
      </text:list-level-style-bullet>
      <text:list-level-style-bullet text:level="3" text:style-name="list_style_3" style:num-suffix="." text:bullet-char=" ">
        <style:list-level-properties text:space-before="0.5835in" text:min-label-width="0.2917in"/>
        <style:text-properties style:font-name="Wingdings"/>
      </text:list-level-style-bullet>
      <text:list-level-style-bullet text:level="4" text:style-name="list_style_4" style:num-suffix="." text:bullet-char=" ">
        <style:list-level-properties text:space-before="0.8748in" text:min-label-width="0.2917in"/>
        <style:text-properties style:font-name="Wingdings"/>
      </text:list-level-style-bullet>
      <text:list-level-style-bullet text:level="5" text:style-name="list_style_5" style:num-suffix="." text:bullet-char=" ">
        <style:list-level-properties text:space-before="1.1665in" text:min-label-width="0.2917in"/>
        <style:text-properties style:font-name="Wingdings"/>
      </text:list-level-style-bullet>
      <text:list-level-style-bullet text:level="6" text:style-name="list_style_6" style:num-suffix="." text:bullet-char=" ">
        <style:list-level-properties text:space-before="1.4583in" text:min-label-width="0.2917in"/>
        <style:text-properties style:font-name="Wingdings"/>
      </text:list-level-style-bullet>
      <text:list-level-style-bullet text:level="7" text:style-name="list_style_7" style:num-suffix="." text:bullet-char=" ">
        <style:list-level-properties text:space-before="1.75in" text:min-label-width="0.2917in"/>
        <style:text-properties style:font-name="Wingdings"/>
      </text:list-level-style-bullet>
      <text:list-level-style-bullet text:level="8" text:style-name="list_style_8" style:num-suffix="." text:bullet-char=" ">
        <style:list-level-properties text:space-before="2.0417in" text:min-label-width="0.2917in"/>
        <style:text-properties style:font-name="Wingdings"/>
      </text:list-level-style-bullet>
      <text:list-level-style-bullet text:level="9" text:style-name="list_style_9" style:num-suffix="." text:bullet-char=" ">
        <style:list-level-properties text:space-before="2.3335in" text:min-label-width="0.2917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!--Ordered list style.-->
    <text:list-style style:name="ordered_list_styl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!--Simple list style-->
    <text:list-style style:name="simple_list_styl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family="paragraph" style:parent-style-name="Heading" style:next-style-name="Common_Heading_Style" style:display-name="Heading 1" style:name="Heading_20_1">
      <style:paragraph-properties fo:margin-top="0.1665in" fo:margin-bottom="0.0835in"/>
      <style:text-properties fo:font-size="16pt" fo:font-weight="bold" style:font-size-asian="16pt" style:font-weight-asian="bold" style:font-size-complex="16pt" style:font-weight-complex="bold" style:text-underline-style="solid" style:text-underline-type="single" style:text-underline-width="auto" style:text-underline-color="font-color"/>
    </style:style>
    <style:style style:family="paragraph" style:parent-style-name="Heading" style:next-style-name="Common_Heading_Style" style:display-name="Heading 2" style:name="Heading_20_2">
      <style:paragraph-properties fo:margin-top="0.1665in" fo:margin-bottom="0.0835in"/>
      <style:text-properties fo:font-size="15pt" fo:font-weight="bold" style:font-size-asian="15pt" style:font-weight-asian="bold" style:font-size-complex="15pt" style:font-weight-complex="bold"/>
    </style:style>
    <style:style style:family="paragraph" style:parent-style-name="Heading" style:next-style-name="Common_Heading_Style" style:display-name="Heading 2" style:name="Heading_20_2">
      <style:paragraph-properties fo:margin-top="0.1665in" fo:margin-bottom="0.0835in"/>
      <style:text-properties fo:font-size="15pt" fo:font-weight="bold" style:font-size-asian="15pt" style:font-weight-asian="bold" style:font-size-complex="15pt" style:font-weight-complex="bold"/>
    </style:style>
    <style:style style:family="paragraph" style:parent-style-name="Heading" style:next-style-name="Common_Heading_Style" style:display-name="Heading 1" style:name="Heading_20_1">
      <style:paragraph-properties fo:margin-top="0.1665in" fo:margin-bottom="0.0835in"/>
      <style:text-properties fo:font-size="16pt" fo:font-weight="bold" style:font-size-asian="16pt" style:font-weight-asian="bold" style:font-size-complex="16pt" style:font-weight-complex="bold" style:text-underline-style="solid" style:text-underline-type="single" style:text-underline-width="auto" style:text-underline-color="font-color"/>
    </style:style>
    <style:style style:family="paragraph" style:parent-style-name="Heading" style:next-style-name="Common_Heading_Style" style:display-name="Heading 2" style:name="Heading_20_2">
      <style:paragraph-properties fo:margin-top="0.1665in" fo:margin-bottom="0.0835in"/>
      <style:text-properties fo:font-size="15pt" fo:font-weight="bold" style:font-size-asian="15pt" style:font-weight-asian="bold" style:font-size-complex="15pt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symbol" text:citation-body-style-name="footnote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tandard" style:family="paragraph" style:class="text">
      <style:paragraph-properties fo:margin-top="0.141cm" fo:margin-bottom="0.141cm" fo:orphans="2" fo:widows="2" text:number-lines="false" text:line-number="0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Title" style:family="paragraph" style:parent-style-name="Standard" style:class="chapter">
      <style:paragraph-properties fo:margin-top="7cm" fo:margin-bottom="0.423cm" fo:padding-left="0cm" fo:padding-right="0cm" fo:padding-top="0.035cm" fo:padding-bottom="0cm" fo:border-left="none" fo:border-right="none" fo:border-top="none" fo:border-bottom="none"/>
      <style:text-properties fo:color="#333399" fo:font-size="20pt" fo:font-weight="bold" style:letter-kerning="true" style:font-size-asian="24pt" style:font-weight-asian="bold" style:font-name-complex="Arial" style:font-size-complex="16pt" style:font-weight-complex="bold"/>
    </style:style>
    <style:style style:name="border_paragraph" style:family="paragraph" style:parent-style-name="Standard" style:class="chapter">
      <style:paragraph-properties fo:border-left="0.0007in solid #000000" fo:border-right="0.0007in solid #000000" fo:border-top="0.0007in solid #000000" fo:border-bottom="0.0007in solid #000000"/>
    </style:style>
    <style:style style:name="draftcomment_paragraph" style:family="paragraph" style:parent-style-name="border_paragraph" style:class="chapter">
      <style:paragraph-properties fo:background-color="#99ff99"/>
    </style:style>
    <style:style style:name="syntaxdiagram_paragraph" style:family="paragraph" style:parent-style-name="Standard" style:class="chapter">
      <style:paragraph-properties fo:color="#800000"/>
      <style:text-properties fo:color="#800000"/>
    </style:style>
    <style:style style:name="syntaxdiagram_text" style:family="text" style:parent-style-name="default_text_style" style:class="chapter">
      <style:text-properties fo:color="#800000"/>
    </style:style>
    <style:style style:name="Index" style:family="paragraph" style:parent-style-name="Default_20_Text" style:class="index">
      <style:paragraph-properties text:number-lines="false" text:line-number="0"/>
      <style:text-properties fo:color="#0000ff"/>
    </style:style>
    <style:style style:name="underline_none" style:family="text" style:parent-style-name="default_text_style">
      <style:text-properties style:text-underline-style="none" style:text-underline-type="none" style:text-underline-width="none" style:text-underline-color="non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_TOC" style:display-name="Contents Heading" style:family="paragraph" style:parent-style-name="Heading" style:class="index">
      <style:paragraph-properties fo:margin-left="0in" fo:margin-right="0in" fo:margin-top="0.1665in" fo:margin-bottom="0.0835in" fo:text-indent="0in" style:auto-text-indent="false" text:number-lines="false" text:line-number="0"/>
      <style:text-properties fo:color="#333399" fo:font-size="18pt" fo:font-weight="bold" style:letter-kerning="true" style:font-size-asian="18pt" style:font-weight-asian="bold" style:font-name-complex="Arial1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2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6in" fo:margin-right="0in" fo:text-indent="0in" style:auto-text-indent="false">
        <style:tab-stops>
          <style:tab-stop style:position="6.1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8in" fo:margin-right="0in" fo:text-indent="0in" style:auto-text-indent="false">
        <style:tab-stops>
          <style:tab-stop style:position="5.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0in" fo:margin-right="0in" fo:text-indent="0in" style:auto-text-indent="false">
        <style:tab-stops>
          <style:tab-stop style:position="5.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in" fo:margin-right="0in" fo:text-indent="0in" style:auto-text-indent="false">
        <style:tab-stops>
          <style:tab-stop style:position="5.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4in" fo:margin-right="0in" fo:text-indent="0in" style:auto-text-indent="false">
        <style:tab-stops>
          <style:tab-stop style:position="5.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6in" fo:margin-right="0in" fo:text-indent="0in" style:auto-text-indent="false">
        <style:tab-stops>
          <style:tab-stop style:position="5.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8in" fo:margin-right="0in" fo:text-indent="0in" style:auto-text-indent="false">
        <style:tab-stops>
          <style:tab-stop style:position="4.9in" style:type="right" style:leader-style="dotted" style:leader-text="."/>
        </style:tab-stops>
      </style:paragraph-properties>
    </style:style>
    <style:style style:name="P1" style:family="paragraph" style:parent-style-name="Contents_20_1">
      <style:paragraph-properties>
        <style:tab-stops>
          <style:tab-stop style:position="6.7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1in" style:type="right" style:leader-style="dotted" style:leader-text="."/>
        </style:tab-stops>
      </style:paragraph-properties>
    </style:style>
    <style:style style:name="P5" style:family="paragraph" style:parent-style-name="Contents_20_5">
      <style:paragraph-properties>
        <style:tab-stops>
          <style:tab-stop style:position="5.9in" style:type="right" style:leader-style="dotted" style:leader-text="."/>
        </style:tab-stops>
      </style:paragraph-properties>
    </style:style>
    <style:style style:name="P6" style:family="paragraph" style:parent-style-name="Contents_20_6">
      <style:paragraph-properties>
        <style:tab-stops>
          <style:tab-stop style:position="5.7in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>
        <style:tab-stops>
          <style:tab-stop style:position="5.5in" style:type="right" style:leader-style="dotted" style:leader-text="."/>
        </style:tab-stops>
      </style:paragraph-properties>
    </style:style>
    <style:style style:name="P8" style:family="paragraph" style:parent-style-name="Contents_20_8">
      <style:paragraph-properties>
        <style:tab-stops>
          <style:tab-stop style:position="5.3in" style:type="right" style:leader-style="dotted" style:leader-text="."/>
        </style:tab-stops>
      </style:paragraph-properties>
    </style:style>
    <style:style style:name="P9" style:family="paragraph" style:parent-style-name="Contents_20_9">
      <style:paragraph-properties>
        <style:tab-stops>
          <style:tab-stop style:position="5.1in" style:type="right" style:leader-style="dotted" style:leader-text="."/>
        </style:tab-stops>
      </style:paragraph-properties>
    </style:style>
    <style:style style:name="P10" style:family="paragraph" style:parent-style-name="Contents_20_10">
      <style:paragraph-properties>
        <style:tab-stops>
          <style:tab-stop style:position="4.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Footer"><text:tab/><text:tab/>Page <text:page-number text:select-page="current">196</text:page-number> of <text:page-count style:num-format="1">738</text:page-count></text:p>
      </style:footer>
    </style:master-page>
  </office:master-styles>
</office:document-styles>
</file>